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language="fr" fo:country="FR" officeooo:paragraph-rsid="0002b055" style:font-size-asian="13pt" style:font-size-complex="13pt"/>
    </style:style>
    <style:style style:name="P2" style:family="paragraph" style:parent-style-name="Standard">
      <style:text-properties style:font-name="Arial" fo:font-size="13pt" fo:language="fr" fo:country="FR" officeooo:paragraph-rsid="00051913" style:font-size-asian="13pt" style:font-size-complex="13pt"/>
    </style:style>
    <style:style style:name="P3" style:family="paragraph" style:parent-style-name="Standard">
      <style:text-properties style:font-name="Arial" fo:font-size="13pt" fo:language="fr" fo:country="FR" officeooo:rsid="0001b714" officeooo:paragraph-rsid="0001b714" style:font-size-asian="13pt" style:font-size-complex="13pt"/>
    </style:style>
    <style:style style:name="P4" style:family="paragraph" style:parent-style-name="Standard">
      <style:text-properties style:font-name="Arial" fo:font-size="13pt" fo:language="fr" fo:country="FR" officeooo:rsid="0002b055" officeooo:paragraph-rsid="0002b055" style:font-size-asian="13pt" style:font-size-complex="13pt"/>
    </style:style>
    <style:style style:name="P5" style:family="paragraph" style:parent-style-name="Standard">
      <style:text-properties style:font-name="Arial" fo:font-size="13pt" fo:language="fr" fo:country="FR" officeooo:rsid="000306f2" officeooo:paragraph-rsid="000306f2" style:font-size-asian="13pt" style:font-size-complex="13pt"/>
    </style:style>
    <style:style style:name="P6" style:family="paragraph" style:parent-style-name="Standard">
      <style:text-properties style:font-name="Arial" fo:font-size="13pt" fo:language="fr" fo:country="FR" officeooo:rsid="000363ee" officeooo:paragraph-rsid="000363ee" style:font-size-asian="13pt" style:font-size-complex="13pt"/>
    </style:style>
    <style:style style:name="P7" style:family="paragraph" style:parent-style-name="Standard">
      <style:text-properties style:font-name="Arial" fo:font-size="13pt" fo:language="fr" fo:country="FR" officeooo:rsid="00051913" officeooo:paragraph-rsid="00051913" style:font-size-asian="13pt" style:font-size-complex="13pt"/>
    </style:style>
    <style:style style:name="P8" style:family="paragraph" style:parent-style-name="Standard">
      <style:text-properties style:font-name="Arial" fo:font-size="13pt" fo:language="fr" fo:country="FR" officeooo:rsid="0005341c" officeooo:paragraph-rsid="00051913" style:font-size-asian="13pt" style:font-size-complex="13pt"/>
    </style:style>
    <style:style style:name="P9" style:family="paragraph" style:parent-style-name="Standard">
      <style:text-properties style:font-name="Arial" fo:font-size="13pt" fo:language="fr" fo:country="FR" officeooo:rsid="0005341c" officeooo:paragraph-rsid="0007e171" style:font-size-asian="13pt" style:font-size-complex="13pt"/>
    </style:style>
    <style:style style:name="T1" style:family="text">
      <style:text-properties officeooo:rsid="0002b055"/>
    </style:style>
    <style:style style:name="T2" style:family="text">
      <style:text-properties officeooo:rsid="000306f2"/>
    </style:style>
    <style:style style:name="T3" style:family="text">
      <style:text-properties officeooo:rsid="00051913"/>
    </style:style>
    <style:style style:name="T4" style:family="text">
      <style:text-properties officeooo:rsid="0005341c"/>
    </style:style>
    <style:style style:name="T5" style:family="text">
      <style:text-properties officeooo:rsid="0007e171"/>
    </style:style>
    <style:style style:name="T6" style:family="text">
      <style:text-properties officeooo:rsid="000a05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urant ce projet, plusieurs tâches m'ont été attribué dès le départ par le cahier des charges. Spécifié par des indicateurs T101 à T107 (se référer au dossier technique de la revue n°1 page 18 : « liste des tâches »). </text:p>
      <text:p text:style-name="P3">En réalité ces tâches ont été au cours des mois de l'avancement du projet, redéfini. Deux facteurs nous ont fait réorienté ces tâches : notre vitesse d'avancement dû aux difficultés rencontrées et la priorité à rendre un logiciel capable de fonctionner fin mai début juin.</text:p>
      <text:p text:style-name="P3"/>
      <text:p text:style-name="P3">Ainsi mes tâches fut les suivantes :</text:p>
      <text:p text:style-name="P4">En commun :</text:p>
      <text:p text:style-name="P3">-spécification détaillée (révision du cahier des charges, nouvelle notion très importante = logiciel capable d'évoluer dynamiquement (qui n'était pas dans le cahier des charges fourni en début de projet mais qui était demandé explicitement par le client courant janvier lors de nos visites successives sur site))</text:p>
      <text:p text:style-name="P4">-spécification et conception de la base de données</text:p>
      <text:p text:style-name="P4">-charte graphique(revue, présentation, diapos...)</text:p>
      <text:p text:style-name="P1"><text:span text:style-name="T1">-définition des protocoles commun</text:span><text:span text:style-name="T2">s</text:span></text:p>
      <text:p text:style-name="P4">-intégration et validation</text:p>
      <text:p text:style-name="P4"/>
      <text:p text:style-name="P5">En monôme :</text:p>
      <text:p text:style-name="P1"><text:span text:style-name="T1">-spécification de l'interface des logiciels </text:span><text:span text:style-name="T2">supervision et configuration</text:span><text:span text:style-name="T1"> (maquettes et prototypes)</text:span></text:p>
      <text:p text:style-name="P5">+logiciel de supervision</text:p>
      <text:p text:style-name="P5">--itération 1.<text:span text:style-name="T6">1</text:span></text:p>
      <text:p text:style-name="P4">-conception de visualiser (interface dynamique en fonction de la base de données)</text:p>
      <text:p text:style-name="P4">-codage de visualiser</text:p>
      <text:p text:style-name="P6">-tests unitaires</text:p>
      <text:p text:style-name="P5">--itération <text:span text:style-name="T6">1.2</text:span></text:p>
      <text:p text:style-name="P4">-conception de visualiser (lecteurs)</text:p>
      <text:p text:style-name="P4">-codage de visualiser</text:p>
      <text:p text:style-name="P6">-tests unitaires</text:p>
      <text:p text:style-name="P5">--itération <text:span text:style-name="T6">2</text:span></text:p>
      <text:p text:style-name="P4">-conception de visualiser (personnes) </text:p>
      <text:p text:style-name="P4">-codage de visualiser</text:p>
      <text:p text:style-name="P6">-tests unitaires</text:p>
      <text:p text:style-name="P5">+logiciel de configuration</text:p>
      <text:p text:style-name="P5">--itération <text:span text:style-name="T6">3.1</text:span></text:p>
      <text:p text:style-name="P1"><text:span text:style-name="T1">-conception de configurer (affecter/désaffecter badge à une personne </text:span><text:span text:style-name="T2">+ gestion log</text:span><text:span text:style-name="T1">)</text:span></text:p>
      <text:p text:style-name="P4">-codage de configurer</text:p>
      <text:p text:style-name="P6">-tests unitaires</text:p>
      <text:p text:style-name="P5">--itération <text:span text:style-name="T6">3.2</text:span></text:p>
      <text:p text:style-name="P1"><text:span text:style-name="T1">-conception de configurer </text:span><text:span text:style-name="T2">(configurer logiciel de supervision, gestion des vues, lieux, zones, coordonnées, timers)</text:span></text:p>
      <text:p text:style-name="P5">-codage de configurer</text:p>
      <text:p text:style-name="P6">-tests unitaires</text:p>
      <text:p text:style-name="P6"/>
      <text:p text:style-name="P7">-manuel d'utilisation, d'installation et de mise en oeuvre</text:p>
      <text:p text:style-name="P7">-configuration du serveur SNMP (tâche annulée)</text:p>
      <text:p text:style-name="P2"><text:soft-page-break/><text:span text:style-name="T3">***</text:span><text:span text:style-name="T4">Organisation des données</text:span></text:p>
      <text:p text:style-name="P8">**Spécification de la base de données</text:p>
      <text:p text:style-name="P9"><text:span text:style-name="T5">Modèle Entité-Association (fait à la main).</text:span></text:p>
      <text:p text:style-name="P8"/>
      <text:p text:style-name="P7"/>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5T15:35:28.02</meta:creation-date>
    <dc:date>2013-05-26T18:52:54.98</dc:date>
    <dc:creator>Nicolas SCHERER</dc:creator>
    <meta:editing-duration>PT2H29M48S</meta:editing-duration>
    <meta:editing-cycles>7</meta:editing-cycles>
    <meta:generator>LibreOffice/4.0.3.3$Windows_x86 LibreOffice_project/0eaa50a932c8f2199a615e1eb30f7ac74279539</meta:generator>
    <meta:document-statistic meta:table-count="0" meta:image-count="0" meta:object-count="0" meta:page-count="2" meta:paragraph-count="38" meta:word-count="294" meta:character-count="1989" meta:non-whitespace-character-count="1736"/>
  </office:meta>
</office:document-meta>
</file>